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 style:vertical-align="middle" fo:line-height="100%" fo:background-color="#000000"/>
    </style:style>
    <style:style style:name="T2" style:parent-style-name="Standaardalinea-lettertype" style:family="text">
      <style:text-properties style:font-name="Times New Roman" style:font-name-asian="Times New Roman" style:font-name-complex="Times New Roman" fo:color="#1D2129" fo:font-size="12pt" style:font-size-asian="12pt" style:font-size-complex="12pt" fo:language="nl" fo:country="NL" style:language-asian="nl" style:country-asian="BE"/>
    </style:style>
    <style:style style:name="P3" style:parent-style-name="Standaard" style:family="paragraph">
      <style:paragraph-properties>
        <style:tab-stops>
          <style:tab-stop style:type="left" style:position="1.0208in"/>
        </style:tab-stops>
      </style:paragraph-properties>
    </style:style>
    <style:style style:name="P4" style:parent-style-name="Standaard" style:family="paragraph">
      <style:paragraph-properties>
        <style:tab-stops>
          <style:tab-stop style:type="left" style:position="1.0208in"/>
        </style:tab-stops>
      </style:paragraph-properties>
    </style:style>
    <style:style style:name="P5" style:parent-style-name="Standaard" style:family="paragraph">
      <style:paragraph-properties>
        <style:tab-stops>
          <style:tab-stop style:type="left" style:position="1.0208in"/>
        </style:tab-stops>
      </style:paragraph-properties>
    </style:style>
    <style:style style:name="P6" style:parent-style-name="Standaard" style:family="paragraph">
      <style:paragraph-properties fo:text-align="center" style:vertical-align="middle" fo:line-height="100%" fo:background-color="#000000"/>
    </style:style>
    <style:style style:name="T7" style:parent-style-name="Standaardalinea-lettertype" style:family="text">
      <style:text-properties style:font-name="Times New Roman" style:font-name-asian="Times New Roman" style:font-name-complex="Times New Roman" fo:color="#1D2129" fo:font-size="12pt" style:font-size-asian="12pt" style:font-size-complex="12pt" fo:language="nl" fo:country="NL" style:language-asian="nl" style:country-asian="BE"/>
    </style:style>
    <style:style style:name="P8" style:parent-style-name="Standaard" style:family="paragraph">
      <style:paragraph-properties fo:text-align="center" style:vertical-align="middle" fo:line-height="100%" fo:background-color="#000000"/>
    </style:style>
    <style:style style:name="T9" style:parent-style-name="Standaardalinea-lettertype" style:family="text">
      <style:text-properties style:font-name="Times New Roman" style:font-name-asian="Times New Roman" style:font-name-complex="Times New Roman" fo:color="#1D2129" fo:font-size="12pt" style:font-size-asian="12pt" style:font-size-complex="12pt" fo:language="nl" fo:country="NL" style:language-asian="nl" style:country-asian="BE"/>
    </style:style>
    <style:style style:name="P10" style:parent-style-name="Standaard" style:family="paragraph">
      <style:paragraph-properties fo:text-align="center" style:vertical-align="middle" fo:line-height="100%" fo:background-color="#000000"/>
    </style:style>
    <style:style style:name="T11" style:parent-style-name="Standaardalinea-lettertype" style:family="text">
      <style:text-properties style:font-name="Times New Roman" style:font-name-asian="Times New Roman" style:font-name-complex="Times New Roman" fo:color="#1D2129" fo:font-size="12pt" style:font-size-asian="12pt" style:font-size-complex="12pt" fo:language="nl" fo:country="NL" style:language-asian="nl" style:country-asian="B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Afbeelding 1" text:anchor-type="as-char" svg:x="0in" svg:y="0in" svg:width="5.91202in" svg:height="8.35868in" style:rel-width="scale" style:rel-height="scale"><draw:image xlink:href="media/image1.jpeg" xlink:type="simple" xlink:show="embed" xlink:actuate="onLoad"/><svg:title/><svg:desc>https://scontent.fbru1-1.fna.fbcdn.net/v/t1.0-9/29216392_1889005284445617_7802651998423089152_n.jpg?oh=bfbb17840958beb83db1489957cd51fa&amp;oe=5B0315FA</svg:desc></draw:frame></text:span></text:p>
      <text:p text:style-name="Standaard"/>
      <text:p text:style-name="P3"><text:tab/></text:p>
      <text:p text:style-name="P4"/>
      <text:p text:style-name="P5"/>
      <text:soft-page-break/>
      <text:p text:style-name="P6"><text:span text:style-name="T7"><draw:frame draw:style-name="a1" draw:name="Afbeelding 2" text:anchor-type="as-char" svg:x="0in" svg:y="0in" svg:width="7.07292in" svg:height="10in" style:rel-width="scale" style:rel-height="scale"><draw:image xlink:href="media/image2.jpeg" xlink:type="simple" xlink:show="embed" xlink:actuate="onLoad"/><svg:title/><svg:desc>https://scontent.fbru1-1.fna.fbcdn.net/v/t1.0-9/29214390_1889005301112282_15254327971020800_n.jpg?oh=4126e93b634cf0e10541fb8e4b8da558&amp;oe=5B41AA32</svg:desc></draw:frame></text:span></text:p>
      <text:soft-page-break/>
      <text:p text:style-name="P8"><text:span text:style-name="T9"><draw:frame draw:style-name="a2" draw:name="Afbeelding 3" text:anchor-type="as-char" svg:x="0in" svg:y="0in" svg:width="7.07292in" svg:height="10in" style:rel-width="scale" style:rel-height="scale"><draw:image xlink:href="media/image3.jpeg" xlink:type="simple" xlink:show="embed" xlink:actuate="onLoad"/><svg:title/><svg:desc>https://scontent.fbru1-1.fna.fbcdn.net/v/t1.0-9/29214036_1889005304445615_9044334173342400512_n.jpg?oh=b20960d88bde079024b29cbede3595a8&amp;oe=5B308E36</svg:desc></draw:frame></text:span></text:p>
      <text:soft-page-break/>
      <text:p text:style-name="P10"><text:span text:style-name="T11"><draw:frame draw:style-name="a3" draw:name="Afbeelding 4" text:anchor-type="as-char" svg:x="0in" svg:y="0in" svg:width="7.07292in" svg:height="10in" style:rel-width="scale" style:rel-height="scale"><draw:image xlink:href="media/image4.jpeg" xlink:type="simple" xlink:show="embed" xlink:actuate="onLoad"/><svg:title/><svg:desc>https://scontent.fbru1-1.fna.fbcdn.net/v/t1.0-9/29213965_1889005314445614_7201699259538735104_n.jpg?oh=791d812d3f5edebc20379bf2f4f9d00d&amp;oe=5B35ED42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na Pevenage 201702457</meta:initial-creator>
    <dc:creator>Tina Pevenage 201702457</dc:creator>
    <meta:creation-date>2018-03-15T19:27:00Z</meta:creation-date>
    <dc:date>2018-03-15T19:27:00Z</dc:date>
    <meta:template xlink:href="Normal" xlink:type="simple"/>
    <meta:editing-cycles>2</meta:editing-cycles>
    <meta:editing-duration>PT60S</meta:editing-duration>
    <meta:document-statistic meta:page-count="4" meta:paragraph-count="1" meta:word-count="2" meta:character-count="12" meta:row-count="1" meta:non-whitespace-character-count="11"/>
  </office:meta>
</office:document-meta>
</file>